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d2ea1" officeooo:paragraph-rsid="001d2ea1"/>
    </style:style>
    <style:style style:name="P2" style:family="paragraph" style:parent-style-name="Title">
      <style:text-properties officeooo:rsid="001d2ea1" officeooo:paragraph-rsid="001d2ea1"/>
    </style:style>
    <style:style style:name="P3" style:family="paragraph" style:parent-style-name="Text_20_body">
      <style:text-properties officeooo:rsid="001d2ea1" officeooo:paragraph-rsid="001d2ea1"/>
    </style:style>
    <style:style style:name="P4" style:family="paragraph" style:parent-style-name="Text_20_body">
      <style:text-properties officeooo:rsid="001ebf74" officeooo:paragraph-rsid="001ebf74"/>
    </style:style>
    <style:style style:name="P5" style:family="paragraph" style:parent-style-name="Text_20_body">
      <style:text-properties officeooo:rsid="001f4806" officeooo:paragraph-rsid="001f4806"/>
    </style:style>
    <style:style style:name="P6" style:family="paragraph" style:parent-style-name="Title">
      <style:text-properties officeooo:rsid="001ebf74" officeooo:paragraph-rsid="001ebf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mes</text:p>
      <text:p text:style-name="P1"/>
      <text:p text:style-name="P1">Couteau</text:p>
      <text:p text:style-name="P1">Tomahawk</text:p>
      <text:p text:style-name="P1">Hache</text:p>
      <text:p text:style-name="P1">Sabre de cavalerie</text:p>
      <text:p text:style-name="P1">Baïonnette</text:p>
      <text:p text:style-name="P1">Fronde</text:p>
      <text:p text:style-name="P1">Arcs et Flèche</text:p>
      <text:p text:style-name="P1">Pistolet</text:p>
      <text:p text:style-name="P1">Tromblon</text:p>
      <text:p text:style-name="P1">Carabines</text:p>
      <text:p text:style-name="P1">Canon à main</text:p>
      <text:p text:style-name="P5">Gatling</text:p>
      <text:p text:style-name="P1">Fusil à canon scié (fusil de chasse)</text:p>
      <text:p text:style-name="P1">Lasso</text:p>
      <text:p text:style-name="P1">Fouet</text:p>
      <text:p text:style-name="P1">Derringer</text:p>
      <text:p text:style-name="P1"/>
      <text:p text:style-name="P1"/>
      <text:p text:style-name="P1"/>
      <text:p text:style-name="P1"/>
      <text:p text:style-name="P6">Armes de transport</text:p>
      <text:p text:style-name="P4">Peu encombrant et pas trop lourd pour les animaux</text:p>
      <text:p text:style-name="P4">Plus large pour pour les machi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7S</meta:editing-duration>
    <meta:editing-cycles>5</meta:editing-cycles>
    <meta:generator>LibreOffice/5.3.6.1$Windows_x86 LibreOffice_project/686f202eff87ef707079aeb7f485847613344eb7</meta:generator>
    <dc:date>2018-03-06T22:24:10.796000000</dc:date>
    <meta:document-statistic meta:table-count="0" meta:image-count="0" meta:object-count="0" meta:page-count="1" meta:paragraph-count="20" meta:word-count="47" meta:character-count="272" meta:non-whitespace-character-count="245"/>
    <meta:user-defined meta:name="Info 1"/>
    <meta:user-defined meta:name="Info 2"/>
    <meta:user-defined meta:name="Info 3"/>
    <meta:user-defined meta:name="Info 4"/>
  </office:meta>
</office:document-meta>
</file>